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7pt" fo:font-weight="bold" style:font-size-asian="17pt" style:font-weight-asian="bold" style:font-size-complex="17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/>
    </style:style>
    <style:style style:name="T1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Проект NLP4. <text:s/></text:span></text:p>
      <text:p text:style-name="P9"><text:span text:style-name="T1">Smart teeth <text:s text:c="3"/></text:span></text:p>
      <text:p text:style-name="P9"><text:span text:style-name="T2">Атнагулова Залина</text:span></text:p>
      <text:p text:style-name="P9"><text:span text:style-name="T2">Зубова Дарья <text:s text:c="35"/></text:span></text:p>
      <text:p text:style-name="P9"><text:span text:style-name="T2">Наумов Александр</text:span></text:p>
      <text:p text:style-name="P1"/>
      <text:p text:style-name="Standard"><text:span text:style-name="T4">Вступление.</text:span></text:p>
      <text:p text:style-name="Standard"><text:span text:style-name="T8">В качестве материалов для проекта были выбраны отзывы о ресторанах с сайта restoran.ru. Они были получены ручным способом. А затем данные были подвергнуты автоматической предобработке, чтобы привести их в нормальный вид.</text:span></text:p>
      <text:p text:style-name="P3"/>
      <text:p text:style-name="Standard"><text:span text:style-name="T5">Подход. Mystem - WordNet</text:span></text:p>
      <text:p text:style-name="P6"/>
      <text:p text:style-name="Standard"><text:span text:style-name="T9">Шаг 1.</text:span></text:p>
      <text:p text:style-name="Standard"><text:span text:style-name="T8">Предобработка данных в парсере с помощью Mystem. Тексты были <text:s/>токенизированы и лемматизированы. </text:span></text:p>
      <text:p text:style-name="P7"/>
      <text:p text:style-name="Standard"><text:span text:style-name="T9">Шаг 2.</text:span></text:p>
      <text:p text:style-name="Standard"><text:span text:style-name="T8">Лемматизированные токены обрабатывались и сравнивались с исходным списком оценочных слов из seed.txt по степени близости с помощью русского wordnet и следующих метрик.</text:span></text:p>
      <text:p text:style-name="Standard"><text:span text:style-name="T10">Использовались метрики:</text:span><text:span text:style-name="T8"> </text:span></text:p>
      <text:list xml:id="list6474692599154553598" text:style-name="WWNum1">
        <text:list-item>
          <text:p text:style-name="P11"><text:span text:style-name="T8">Path Similarity</text:span></text:p>
        </text:list-item>
        <text:list-item>
          <text:p text:style-name="P11"><text:span text:style-name="T8">Leacock-Chodorow Similarity</text:span></text:p>
        </text:list-item>
      </text:list>
      <text:p text:style-name="P7"/>
      <text:p text:style-name="Standard"><text:span text:style-name="T9">Шаг 3.</text:span></text:p>
      <text:p text:style-name="Standard"><text:span text:style-name="T8">Основываясь на полученных коэффициентах близости, список оценочных слов был пополнен теми словами, которые имели наиболее схожие значения. Пороговым значением мы приняли коэффициент &lt;1.</text:span></text:p>
      <text:p text:style-name="P7"/>
      <text:p text:style-name="Standard"><text:span text:style-name="T9">Шаг 4.</text:span></text:p>
      <text:p text:style-name="Standard"><text:span text:style-name="T8">Далее было проведено сравнение полученных результатов с золотым стандартом. Мы считали кол-во слов из gold standard попавших в seed.txt и отбирали вручную слова, которые, по нашему мнению, должны были попасть в наш список, но не попали.</text:span></text:p>
      <text:p text:style-name="P7"/>
      <text:p text:style-name="P7"/>
      <text:p text:style-name="Standard"><text:span text:style-name="T5"/></text:p>
      <text:p text:style-name="Standard"><text:soft-page-break/><text:span text:style-name="T5">Подход. Частотность по корпусам</text:span></text:p>
      <text:p text:style-name="P4"/>
      <text:p text:style-name="Standard"><text:span text:style-name="T4">Шаг 1.</text:span></text:p>
      <text:p text:style-name="P3"/>
      <text:p text:style-name="Standard"><text:span text:style-name="T3">Мы берем отзывы в качестве материала и разбиваем их на несколько корпусов.</text:span></text:p>
      <text:p text:style-name="P3"/>
      <text:p text:style-name="Standard"><text:span text:style-name="T4">Шаг 2.</text:span></text:p>
      <text:p text:style-name="P5"/>
      <text:p text:style-name="Standard"><text:span text:style-name="T3">Производится лемматизация в Mystem, фильтруются токены и считается частотность в каждом тексте.</text:span></text:p>
      <text:p text:style-name="P3"/>
      <text:p text:style-name="Standard"><text:span text:style-name="T4">Шаг 3.</text:span></text:p>
      <text:p text:style-name="P5"/>
      <text:p text:style-name="Standard"><text:span text:style-name="T3">Производится сравнение самых частотных форм и, возможно, вручную отбираются наиболее подходящие варианты. </text:span><text:span text:style-name="T7">Наиболее важным аргументом при выборе слова оставалась частотность.</text:span></text:p>
      <text:p text:style-name="Standard"><text:span text:style-name="T3"/></text:p>
      <text:p text:style-name="P2">Результаты.</text:p>
      <text:p text:style-name="P2"/>
      <text:p text:style-name="P8">Используя метод частотности по корпусам, был получен следующий список оценочных слов, которыми мы дополнили <text:span text:style-name="T11">seed.txt</text:span></text:p>
      <text:p text:style-name="P8"><text:span text:style-name="T11"/></text:p>
      <text:p text:style-name="P8"><text:span text:style-name="T11">['центр', 'все', 'рыба', 'зал', 'ресторан', 'быть', 'это', 'дмитрий', 'что', '2018', 'отвечать', 'февраль', 'вода', 'спасибо', 'приезжать', 'весь'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ru" fo:country="RU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ru" fo:country="RU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9" meta:word-count="241" meta:character-count="1806"/>
    <dc:date>2018-03-27T22:25:37.94</dc:date>
    <meta:generator>OpenOffice/4.1.2$Win32 OpenOffice.org_project/412m3$Build-9782</meta:generator>
  </office:meta>
</office:document-meta>
</file>